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9" calcext:value-type="float">
            <text:p>199</text:p>
          </table:table-cell>
          <table:table-cell office:value-type="float" office:value="23" calcext:value-type="float">
            <text:p>23</text:p>
          </table:table-cell>
          <table:table-cell office:value-type="float" office:value="0.0838709677419" calcext:value-type="float">
            <text:p>0.0838709677</text:p>
          </table:table-cell>
          <table:table-cell office:value-type="float" office:value="0.185929648241" calcext:value-type="float">
            <text:p>0.1859296482</text:p>
          </table:table-cell>
          <table:table-cell office:value-type="float" office:value="0.304347826087" calcext:value-type="float">
            <text:p>0.30434782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0.0952380952381" calcext:value-type="float">
            <text:p>0.0952380952</text:p>
          </table:table-cell>
          <table:table-cell office:value-type="float" office:value="0.131578947368" calcext:value-type="float">
            <text:p>0.1315789474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0.0952380952381" calcext:value-type="float">
            <text:p>0.0952380952</text:p>
          </table:table-cell>
          <table:table-cell office:value-type="float" office:value="0.181102362205" calcext:value-type="float">
            <text:p>0.1811023622</text:p>
          </table:table-cell>
          <table:table-cell office:value-type="float" office:value="0.290322580645" calcext:value-type="float">
            <text:p>0.29032258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office:value-type="float" office:value="0.0838709677419" calcext:value-type="float">
            <text:p>0.0838709677</text:p>
          </table:table-cell>
          <table:table-cell office:value-type="float" office:value="0.181208053691" calcext:value-type="float">
            <text:p>0.1812080537</text:p>
          </table:table-cell>
          <table:table-cell office:value-type="float" office:value="0.266666666667" calcext:value-type="float">
            <text:p>0.26666666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0.0838709677419" calcext:value-type="float">
            <text:p>0.0838709677</text:p>
          </table:table-cell>
          <table:table-cell office:value-type="float" office:value="0.188118811881" calcext:value-type="float">
            <text:p>0.1881188119</text:p>
          </table:table-cell>
          <table:table-cell office:value-type="float" office:value="0.243243243243" calcext:value-type="float">
            <text:p>0.24324324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9" calcext:value-type="float">
            <text:p>169</text:p>
          </table:table-cell>
          <table:table-cell office:value-type="float" office:value="35" calcext:value-type="float">
            <text:p>35</text:p>
          </table:table-cell>
          <table:table-cell office:value-type="float" office:value="0.0659898477157" calcext:value-type="float">
            <text:p>0.0659898477</text:p>
          </table:table-cell>
          <table:table-cell office:value-type="float" office:value="0.183431952663" calcext:value-type="float">
            <text:p>0.183431952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office:value-type="float" office:value="0.0659898477157" calcext:value-type="float">
            <text:p>0.0659898477</text:p>
          </table:table-cell>
          <table:table-cell office:value-type="float" office:value="0.168831168831" calcext:value-type="float">
            <text:p>0.1688311688</text:p>
          </table:table-cell>
          <table:table-cell office:value-type="float" office:value="0.257142857143" calcext:value-type="float">
            <text:p>0.25714285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float" office:value="0.0707070707071" calcext:value-type="float">
            <text:p>0.0707070707</text:p>
          </table:table-cell>
          <table:table-cell office:value-type="float" office:value="0.193277310924" calcext:value-type="float">
            <text:p>0.1932773109</text:p>
          </table:table-cell>
          <table:table-cell office:value-type="float" office:value="0.235294117647" calcext:value-type="float">
            <text:p>0.235294117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office:value-type="float" office:value="0.0659898477157" calcext:value-type="float">
            <text:p>0.0659898477</text:p>
          </table:table-cell>
          <table:table-cell office:value-type="float" office:value="0.24861878453" calcext:value-type="float">
            <text:p>0.2486187845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0.0659898477157" calcext:value-type="float">
            <text:p>0.0659898477</text:p>
          </table:table-cell>
          <table:table-cell office:value-type="float" office:value="0.189873417722" calcext:value-type="float">
            <text:p>0.1898734177</text:p>
          </table:table-cell>
          <table:table-cell office:value-type="float" office:value="0.189189189189" calcext:value-type="float">
            <text:p>0.189189189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0.0837988826816" calcext:value-type="float">
            <text:p>0.0837988827</text:p>
          </table:table-cell>
          <table:table-cell office:value-type="float" office:value="0.147058823529" calcext:value-type="float">
            <text:p>0.147058823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0.0819672131148" calcext:value-type="float">
            <text:p>0.0819672131</text:p>
          </table:table-cell>
          <table:table-cell office:value-type="float" office:value="0.206349206349" calcext:value-type="float">
            <text:p>0.2063492063</text:p>
          </table:table-cell>
          <table:table-cell office:value-type="float" office:value="0.29648241206" calcext:value-type="float">
            <text:p>0.29648241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0.0707070707071" calcext:value-type="float">
            <text:p>0.0707070707</text:p>
          </table:table-cell>
          <table:table-cell office:value-type="float" office:value="0.18" calcext:value-type="float">
            <text:p>0.18</text:p>
          </table:table-cell>
          <table:table-cell office:value-type="float" office:value="0.217391304348" calcext:value-type="float">
            <text:p>0.21739130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0.0837988826816" calcext:value-type="float">
            <text:p>0.0837988827</text:p>
          </table:table-cell>
          <table:table-cell office:value-type="float" office:value="0.17277486911" calcext:value-type="float">
            <text:p>0.1727748691</text:p>
          </table:table-cell>
          <table:table-cell office:value-type="float" office:value="0.269035532995" calcext:value-type="float">
            <text:p>0.2690355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0.0837988826816" calcext:value-type="float">
            <text:p>0.0837988827</text:p>
          </table:table-cell>
          <table:table-cell office:value-type="float" office:value="0.137931034483" calcext:value-type="float">
            <text:p>0.1379310345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float" office:value="0.106382978723" calcext:value-type="float">
            <text:p>0.1063829787</text:p>
          </table:table-cell>
          <table:table-cell office:value-type="float" office:value="0.202702702703" calcext:value-type="float">
            <text:p>0.202702702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44" calcext:value-type="float">
            <text:p>44</text:p>
          </table:table-cell>
          <table:table-cell office:value-type="float" office:value="0.106382978723" calcext:value-type="float">
            <text:p>0.1063829787</text:p>
          </table:table-cell>
          <table:table-cell office:value-type="float" office:value="0.13567839196" calcext:value-type="float">
            <text:p>0.135678392</text:p>
          </table:table-cell>
          <table:table-cell office:value-type="float" office:value="0.227272727273" calcext:value-type="float">
            <text:p>0.22727272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7" calcext:value-type="float">
            <text:p>157</text:p>
          </table:table-cell>
          <table:table-cell office:value-type="float" office:value="41" calcext:value-type="float">
            <text:p>41</text:p>
          </table:table-cell>
          <table:table-cell office:value-type="float" office:value="0.106382978723" calcext:value-type="float">
            <text:p>0.1063829787</text:p>
          </table:table-cell>
          <table:table-cell office:value-type="float" office:value="0.133757961783" calcext:value-type="float">
            <text:p>0.1337579618</text:p>
          </table:table-cell>
          <table:table-cell office:value-type="float" office:value="0.170731707317" calcext:value-type="float">
            <text:p>0.17073170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0.106382978723" calcext:value-type="float">
            <text:p>0.1063829787</text:p>
          </table:table-cell>
          <table:table-cell office:value-type="float" office:value="0.151515151515" calcext:value-type="float">
            <text:p>0.1515151515</text:p>
          </table:table-cell>
          <table:table-cell office:value-type="float" office:value="0.225806451613" calcext:value-type="float">
            <text:p>0.22580645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office:value-type="float" office:value="0.0928961748634" calcext:value-type="float">
            <text:p>0.0928961749</text:p>
          </table:table-cell>
          <table:table-cell office:value-type="float" office:value="0.11801242236" calcext:value-type="float">
            <text:p>0.1180124224</text:p>
          </table:table-cell>
          <table:table-cell office:value-type="float" office:value="0.212121212121" calcext:value-type="float">
            <text:p>0.21212121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office:value-type="float" office:value="0.0987654320988" calcext:value-type="float">
            <text:p>0.0987654321</text:p>
          </table:table-cell>
          <table:table-cell office:value-type="float" office:value="0.197969543147" calcext:value-type="float">
            <text:p>0.1979695431</text:p>
          </table:table-cell>
          <table:table-cell office:value-type="float" office:value="0.266666666667" calcext:value-type="float">
            <text:p>0.266666666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0.0987654320988" calcext:value-type="float">
            <text:p>0.0987654321</text:p>
          </table:table-cell>
          <table:table-cell office:value-type="float" office:value="0.137931034483" calcext:value-type="float">
            <text:p>0.1379310345</text:p>
          </table:table-cell>
          <table:table-cell office:value-type="float" office:value="0.170731707317" calcext:value-type="float">
            <text:p>0.170731707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0.0987654320988" calcext:value-type="float">
            <text:p>0.0987654321</text:p>
          </table:table-cell>
          <table:table-cell office:value-type="float" office:value="0.147058823529" calcext:value-type="float">
            <text:p>0.147058823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office:value-type="float" office:value="0.0987654320988" calcext:value-type="float">
            <text:p>0.0987654321</text:p>
          </table:table-cell>
          <table:table-cell office:value-type="float" office:value="0.142857142857" calcext:value-type="float">
            <text:p>0.1428571429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  <table:table-cell office:value-type="float" office:value="163" calcext:value-type="float">
            <text:p>163</text:p>
          </table:table-cell>
          <table:table-cell office:value-type="float" office:value="0.0987654320988" calcext:value-type="float">
            <text:p>0.0987654321</text:p>
          </table:table-cell>
          <table:table-cell office:value-type="float" office:value="0.275362318841" calcext:value-type="float">
            <text:p>0.2753623188</text:p>
          </table:table-cell>
          <table:table-cell office:value-type="float" office:value="0.337423312883" calcext:value-type="float">
            <text:p>0.337423312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26])" office:value-type="float" office:value="171.28" calcext:value-type="float">
            <text:p>171.28</text:p>
          </table:table-cell>
          <table:table-cell table:formula="of:=AVERAGE([.B2:.B26])" office:value-type="float" office:value="142" calcext:value-type="float">
            <text:p>142</text:p>
          </table:table-cell>
          <table:table-cell table:formula="of:=AVERAGE([.C2:.C26])" office:value-type="float" office:value="52.52" calcext:value-type="float">
            <text:p>52.52</text:p>
          </table:table-cell>
          <table:table-cell table:formula="of:=AVERAGE([.D2:.D26])" office:value-type="float" office:value="0.087723269495516" calcext:value-type="float">
            <text:p>0.0877232695</text:p>
          </table:table-cell>
          <table:table-cell table:formula="of:=AVERAGE([.E2:.E26])" office:value-type="float" office:value="0.1735571953882" calcext:value-type="float">
            <text:p>0.1735571954</text:p>
          </table:table-cell>
          <table:table-cell table:formula="of:=AVERAGE([.F2:.F26])" office:value-type="float" office:value="0.23515942707324" calcext:value-type="float">
            <text:p>0.2351594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1T21:13:59.382005280</dc:date>
    <meta:document-statistic meta:table-count="1" meta:cell-count="162" meta:object-count="0"/>
    <meta:generator>LibreOffice/4.2.7.2$Linux_X86_64 LibreOffice_project/420m0$Build-2</meta:generator>
  </office:meta>
</office:document-meta>
</file>